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i-monospace" svg:font-family="ui-monospace, SFMono-Regular, 'SF Mono', Menlo, Consolas, 'Liberation Mono', monospace"/>
    <style:font-face style:name="verdana" svg:font-family="verdana, 'Droid Sans Mono', monospace, monospac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493f0" officeooo:paragraph-rsid="001493f0"/>
    </style:style>
    <style:style style:name="P2" style:family="paragraph" style:parent-style-name="Standard">
      <style:paragraph-properties fo:text-align="start" style:justify-single-word="false"/>
      <style:text-properties officeooo:rsid="001493f0" officeooo:paragraph-rsid="001493f0"/>
    </style:style>
    <style:style style:name="P3" style:family="paragraph" style:parent-style-name="Standard">
      <style:paragraph-properties fo:text-align="start" style:justify-single-word="false"/>
      <style:text-properties officeooo:rsid="00159661" officeooo:paragraph-rsid="00159661"/>
    </style:style>
    <style:style style:name="P4" style:family="paragraph" style:parent-style-name="Standard">
      <style:paragraph-properties fo:text-align="center" style:justify-single-word="false"/>
      <style:text-properties officeooo:rsid="00159661" officeooo:paragraph-rsid="00159661"/>
    </style:style>
    <style:style style:name="P5" style:family="paragraph" style:parent-style-name="Standard">
      <style:paragraph-properties fo:text-align="center" style:justify-single-word="false"/>
      <style:text-properties officeooo:rsid="0015f8a3" officeooo:paragraph-rsid="0015f8a3"/>
    </style:style>
    <style:style style:name="P6" style:family="paragraph" style:parent-style-name="Standard">
      <style:paragraph-properties fo:text-align="center" style:justify-single-word="false"/>
      <style:text-properties officeooo:rsid="0015f8a3" officeooo:paragraph-rsid="0017a984"/>
    </style:style>
    <style:style style:name="P7" style:family="paragraph" style:parent-style-name="Standard">
      <style:paragraph-properties fo:text-align="start" style:justify-single-word="false"/>
      <style:text-properties officeooo:rsid="0015f8a3" officeooo:paragraph-rsid="0015f8a3"/>
    </style:style>
    <style:style style:name="P8" style:family="paragraph" style:parent-style-name="Standard">
      <style:paragraph-properties fo:text-align="start" style:justify-single-word="false"/>
      <style:text-properties officeooo:rsid="0015f8a3" officeooo:paragraph-rsid="0017a984"/>
    </style:style>
    <style:style style:name="P9" style:family="paragraph" style:parent-style-name="Standard">
      <style:paragraph-properties fo:text-align="start" style:justify-single-word="false"/>
      <style:text-properties officeooo:rsid="0015f8a3" officeooo:paragraph-rsid="00197bca"/>
    </style:style>
    <style:style style:name="P10" style:family="paragraph" style:parent-style-name="Standard">
      <style:paragraph-properties style:line-height-at-least="0.2811in"/>
      <style:text-properties fo:color="#d4d4d4" style:font-name="verdana" fo:font-size="15pt" fo:font-weight="normal" fo:background-color="#1e1e1e"/>
    </style:style>
    <style:style style:name="P11" style:family="paragraph" style:parent-style-name="Standard">
      <style:paragraph-properties style:line-height-at-least="0.2811in" fo:text-align="center" style:justify-single-word="false"/>
      <style:text-properties fo:color="#d4d4d4" style:font-name="verdana" fo:font-size="15pt" fo:font-weight="normal" fo:background-color="#1e1e1e"/>
    </style:style>
    <style:style style:name="P12" style:family="paragraph" style:parent-style-name="Standard">
      <style:paragraph-properties fo:text-align="start" style:justify-single-word="false"/>
      <style:text-properties fo:color="#d4d4d4" style:font-name="verdana" fo:font-size="15pt" fo:font-weight="normal" officeooo:rsid="0015f8a3" officeooo:paragraph-rsid="0015f8a3" fo:background-color="#1e1e1e"/>
    </style:style>
    <style:style style:name="P13" style:family="paragraph" style:parent-style-name="Standard">
      <style:paragraph-properties style:line-height-at-least="0.2811in" fo:text-align="center" style:justify-single-word="false"/>
      <style:text-properties fo:color="#d4d4d4" style:font-name="verdana" fo:font-size="15pt" fo:font-weight="normal" officeooo:rsid="00197bca" officeooo:paragraph-rsid="00197bca" fo:background-color="#1e1e1e"/>
    </style:style>
    <style:style style:name="P14" style:family="paragraph" style:parent-style-name="Standard">
      <style:paragraph-properties fo:text-align="start" style:justify-single-word="false"/>
      <style:text-properties fo:color="#d4d4d4" style:font-name="verdana" fo:font-size="15pt" fo:font-weight="normal" officeooo:rsid="001bd841" officeooo:paragraph-rsid="001bd841" fo:background-color="#1e1e1e"/>
    </style:style>
    <style:style style:name="P15" style:family="paragraph" style:parent-style-name="Standard">
      <style:paragraph-properties fo:text-align="start" style:justify-single-word="false"/>
      <style:text-properties fo:color="#d4d4d4" style:font-name="verdana" fo:font-size="15pt" fo:font-weight="normal" officeooo:rsid="001d5136" officeooo:paragraph-rsid="001d5136" fo:background-color="#1e1e1e"/>
    </style:style>
    <style:style style:name="P16" style:family="paragraph" style:parent-style-name="Standard">
      <style:paragraph-properties fo:text-align="start" style:justify-single-word="false"/>
      <style:text-properties fo:color="#d4d4d4" style:font-name="verdana" fo:font-size="15pt" fo:font-weight="normal" officeooo:rsid="001e18d8" officeooo:paragraph-rsid="001e18d8" fo:background-color="#1e1e1e"/>
    </style:style>
    <style:style style:name="P17" style:family="paragraph" style:parent-style-name="Standard">
      <style:paragraph-properties style:line-height-at-least="0.2811in"/>
      <style:text-properties fo:color="#6a9955" style:font-name="verdana" fo:font-size="15pt" fo:font-weight="normal" fo:background-color="#1e1e1e"/>
    </style:style>
    <style:style style:name="P18" style:family="paragraph" style:parent-style-name="Standard">
      <style:paragraph-properties style:line-height-at-least="0.2811in"/>
    </style:style>
    <style:style style:name="P19" style:family="paragraph" style:parent-style-name="Standard">
      <style:paragraph-properties fo:text-align="start" style:justify-single-word="false"/>
      <style:text-properties officeooo:rsid="00197bca" officeooo:paragraph-rsid="00197bca"/>
    </style:style>
    <style:style style:name="P20" style:family="paragraph" style:parent-style-name="Standard">
      <style:paragraph-properties fo:text-align="start" style:justify-single-word="false"/>
      <style:text-properties style:font-name="aakar" officeooo:rsid="00197bca" officeooo:paragraph-rsid="00197bca"/>
    </style:style>
    <style:style style:name="P21" style:family="paragraph" style:parent-style-name="Standard">
      <style:paragraph-properties fo:text-align="center" style:justify-single-word="false"/>
      <style:text-properties officeooo:rsid="001bd841" officeooo:paragraph-rsid="001bd841"/>
    </style:style>
    <style:style style:name="P22" style:family="paragraph" style:parent-style-name="Standard">
      <style:paragraph-properties fo:text-align="start" style:justify-single-word="false"/>
      <style:text-properties officeooo:rsid="001bd841" officeooo:paragraph-rsid="001bd841"/>
    </style:style>
    <style:style style:name="P23" style:family="paragraph" style:parent-style-name="Standard">
      <style:paragraph-properties fo:text-align="center" style:justify-single-word="false"/>
      <style:text-properties officeooo:rsid="001d5136" officeooo:paragraph-rsid="001d5136"/>
    </style:style>
    <style:style style:name="P24" style:family="paragraph" style:parent-style-name="Standard">
      <style:paragraph-properties fo:text-align="start" style:justify-single-word="false"/>
      <style:text-properties officeooo:rsid="001d5136" officeooo:paragraph-rsid="001d5136"/>
    </style:style>
    <style:style style:name="P25" style:family="paragraph" style:parent-style-name="Standard">
      <style:paragraph-properties fo:text-align="start" style:justify-single-word="false"/>
      <style:text-properties officeooo:rsid="001e18d8" officeooo:paragraph-rsid="001e18d8"/>
    </style:style>
    <style:style style:name="P26" style:family="paragraph" style:parent-style-name="Text_20_body">
      <style:text-properties officeooo:rsid="00197bca" officeooo:paragraph-rsid="00197bca"/>
    </style:style>
    <style:style style:name="P27" style:family="paragraph" style:parent-style-name="Text_20_body">
      <style:text-properties officeooo:rsid="001b02dd" officeooo:paragraph-rsid="001b02dd"/>
    </style:style>
    <style:style style:name="P28" style:family="paragraph" style:parent-style-name="Text_20_body">
      <style:paragraph-properties fo:text-align="center" style:justify-single-word="false"/>
      <style:text-properties officeooo:rsid="001b02dd" officeooo:paragraph-rsid="001b02dd"/>
    </style:style>
    <style:style style:name="P29" style:family="paragraph" style:parent-style-name="Text_20_body">
      <style:paragraph-properties fo:text-align="center" style:justify-single-word="false"/>
      <style:text-properties officeooo:rsid="001b02dd" officeooo:paragraph-rsid="001bd841"/>
    </style:style>
    <style:style style:name="P30" style:family="paragraph" style:parent-style-name="Text_20_body">
      <style:paragraph-properties fo:text-align="start" style:justify-single-word="false"/>
      <style:text-properties officeooo:rsid="001b02dd" officeooo:paragraph-rsid="001b02dd"/>
    </style:style>
    <style:style style:name="P31" style:family="paragraph" style:parent-style-name="Text_20_body">
      <style:paragraph-properties fo:text-align="start" style:justify-single-word="false"/>
      <style:text-properties officeooo:rsid="001b02dd" officeooo:paragraph-rsid="001bd841"/>
    </style:style>
    <style:style style:name="P32" style:family="paragraph" style:parent-style-name="Table_20_Contents">
      <style:paragraph-properties style:line-height-at-least="0.2083in"/>
      <style:text-properties style:font-name="ui-monospace" fo:font-size="9pt"/>
    </style:style>
    <style:style style:name="P33" style:family="paragraph" style:parent-style-name="Table_20_Contents">
      <style:text-properties fo:font-size="2pt" style:font-size-asian="2pt" style:font-size-complex="2pt"/>
    </style:style>
    <style:style style:name="T1" style:family="text">
      <style:text-properties fo:color="#569cd6"/>
    </style:style>
    <style:style style:name="T2" style:family="text">
      <style:text-properties fo:color="#569cd6" style:font-name="verdana" fo:font-size="15pt" fo:font-weight="normal" fo:background-color="#1e1e1e" loext:char-shading-value="0"/>
    </style:style>
    <style:style style:name="T3" style:family="text">
      <style:text-properties fo:color="#569cd6" style:font-name="verdana" fo:font-size="15pt" fo:font-weight="normal" officeooo:rsid="0015f8a3" fo:background-color="#1e1e1e" loext:char-shading-value="0"/>
    </style:style>
    <style:style style:name="T4" style:family="text">
      <style:text-properties fo:color="#569cd6" fo:font-size="15pt" fo:font-weight="normal" officeooo:rsid="0015f8a3" fo:background-color="#1e1e1e" loext:char-shading-value="0"/>
    </style:style>
    <style:style style:name="T5" style:family="text">
      <style:text-properties fo:color="#4ec9b0"/>
    </style:style>
    <style:style style:name="T6" style:family="text">
      <style:text-properties fo:color="#dcdcaa"/>
    </style:style>
    <style:style style:name="T7" style:family="text">
      <style:text-properties fo:color="#9cdcfe"/>
    </style:style>
    <style:style style:name="T8" style:family="text">
      <style:text-properties fo:color="#ce9178"/>
    </style:style>
    <style:style style:name="T9" style:family="text">
      <style:text-properties fo:color="#c586c0"/>
    </style:style>
    <style:style style:name="T10" style:family="text">
      <style:text-properties officeooo:rsid="0017a984"/>
    </style:style>
    <style:style style:name="T11" style:family="text">
      <style:text-properties fo:color="#b5cea8"/>
    </style:style>
    <style:style style:name="T12" style:family="text">
      <style:text-properties officeooo:rsid="001b02dd"/>
    </style:style>
    <style:style style:name="T13" style:family="text">
      <style:text-properties officeooo:rsid="001bd8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swer to the question NO <text:s/>: 1</text:p>
      <text:p text:style-name="P2"/>
      <text:p text:style-name="P2">There are 6 types of data type.they are</text:p>
      <text:p text:style-name="P2">1. integer</text:p>
      <text:p text:style-name="P2">2. double</text:p>
      <text:p text:style-name="P2">3. boolean</text:p>
      <text:p text:style-name="P2">4.List.</text:p>
      <text:p text:style-name="P2">5. set</text:p>
      <text:p text:style-name="P2">6. map.</text:p>
      <text:p text:style-name="P2"/>
      <text:p text:style-name="P2"/>
      <text:p text:style-name="P2"/>
      <text:p text:style-name="P1">Answer to the quesstion no 3:</text:p>
      <text:p text:style-name="P2"/>
      <text:p text:style-name="P3">Mainly this keyword ta use hoy constructor a. echara kno private variable acces krar jonno eta use hoy.</text:p>
      <text:p text:style-name="P3"/>
      <text:p text:style-name="P3"/>
      <text:p text:style-name="P3"/>
      <text:p text:style-name="P3"/>
      <text:p text:style-name="P4">Answer to the quesstion no 2:</text:p>
      <text:p text:style-name="P3">Minly dart use kora hoy because eta onkk power full language and eta onkk simple shikhar jnno. And etay hot relod and hot restart ache tai.</text:p>
      <text:p text:style-name="P3"/>
      <text:p text:style-name="P3"/>
      <text:p text:style-name="P3"/>
      <text:p text:style-name="P3"/>
      <text:p text:style-name="P4">Answer to the question no : 4</text:p>
      <text:p text:style-name="P3"/>
      <text:p text:style-name="P3"/>
      <text:p text:style-name="P3">There are 4 main pillars of oop. They are</text:p>
      <text:p text:style-name="P3"/>
      <text:p text:style-name="P3">1. encapsulation.</text:p>
      <text:p text:style-name="P3">2. inheritence.</text:p>
      <text:p text:style-name="P3">3.abstruction.</text:p>
      <text:p text:style-name="P3">4. polymorphisom.</text:p>
      <text:p text:style-name="P3"/>
      <text:p text:style-name="P3"/>
      <text:p text:style-name="P5">Answer to the quesstion : 5</text:p>
      <text:p text:style-name="P12"><text:span text:style-name="T1">class</text:span> <text:span text:style-name="T5">inter</text:span> {</text:p>
      <text:p text:style-name="P10"><text:span text:style-name="T6">display</text:span>(){}</text:p>
      <text:p text:style-name="P10">}</text:p>
      <text:p text:style-name="P18"/>
      <text:p text:style-name="P10"><text:span text:style-name="T1">class</text:span> <text:span text:style-name="T5">inter1</text:span> <text:span text:style-name="T1">implements</text:span> <text:span text:style-name="T5">inter</text:span> {</text:p>
      <text:p text:style-name="P10"><text:span text:style-name="T7">@override</text:span></text:p>
      <text:p text:style-name="P10"><text:span text:style-name="T6">display</text:span>() {</text:p>
      <text:p text:style-name="P10"><text:soft-page-break/><text:span text:style-name="T6">print</text:span>(<text:span text:style-name="T8">"Hello from inter 1"</text:span>);</text:p>
      <text:p text:style-name="P17">// throw UnimplementedError();</text:p>
      <text:p text:style-name="P10">}</text:p>
      <text:p text:style-name="P10">}</text:p>
      <text:p text:style-name="P18"/>
      <text:p text:style-name="P10"><text:span text:style-name="T1">void</text:span> <text:span text:style-name="T6">main</text:span>(<text:span text:style-name="T5">List</text:span>&lt;<text:span text:style-name="T5">String</text:span>&gt; <text:span text:style-name="T7">args</text:span>) {</text:p>
      <text:p text:style-name="P10"><text:span text:style-name="T5">inter1</text:span> <text:span text:style-name="T7">inte</text:span> = <text:span text:style-name="T1">new</text:span> <text:span text:style-name="T5">inter1</text:span>();</text:p>
      <text:p text:style-name="P10"><text:span text:style-name="T7">inte</text:span>.<text:span text:style-name="T6">display</text:span>();</text:p>
      <text:p text:style-name="P10">}</text:p>
      <text:p text:style-name="P10"/>
      <text:p text:style-name="P5"/>
      <text:p text:style-name="P5"/>
      <text:p text:style-name="P5">Answer to the question no : 6</text:p>
      <text:p text:style-name="P5"/>
      <text:p text:style-name="P7">dart amra exception handel er maddhome amra error ta handel korete pari. Eikhane muloto try ,catch,on,from use kra hoy.</text:p>
      <text:p text:style-name="P7"/>
      <text:p text:style-name="P12"><text:span text:style-name="T5">String</text:span>? <text:span text:style-name="T7">num</text:span> = <text:span text:style-name="T7">stdin</text:span>.<text:span text:style-name="T6">readLineSync</text:span>();</text:p>
      <text:p text:style-name="P10"><text:span text:style-name="T6">print</text:span>(<text:span text:style-name="T8">"Enter The 2nd Number : "</text:span>);</text:p>
      <text:p text:style-name="P10"><text:span text:style-name="T5">String</text:span>? <text:span text:style-name="T7">num2</text:span> = <text:span text:style-name="T7">stdin</text:span>.<text:span text:style-name="T6">readLineSync</text:span>();</text:p>
      <text:p text:style-name="P10"><text:span text:style-name="T5">int</text:span> <text:span text:style-name="T7">n</text:span> = <text:span text:style-name="T5">int</text:span>.<text:span text:style-name="T6">parse</text:span>(<text:span text:style-name="T7">num</text:span>!);</text:p>
      <text:p text:style-name="P10"><text:span text:style-name="T5">int</text:span> <text:span text:style-name="T7">n1</text:span> = <text:span text:style-name="T5">int</text:span>.<text:span text:style-name="T6">parse</text:span>(<text:span text:style-name="T7">num2</text:span>!);</text:p>
      <text:p text:style-name="P10"><text:span text:style-name="T9">try</text:span> {</text:p>
      <text:p text:style-name="P10"><text:span text:style-name="T5">int</text:span> <text:span text:style-name="T7">x</text:span> = <text:span text:style-name="T7">n</text:span> ~/ <text:span text:style-name="T7">n1</text:span>;</text:p>
      <text:p text:style-name="P10"><text:span text:style-name="T6">print</text:span>(<text:span text:style-name="T7">x</text:span>);</text:p>
      <text:p text:style-name="P10">} <text:span text:style-name="T9">on</text:span> <text:span text:style-name="T5">IntegerDivisionByZeroException</text:span> {</text:p>
      <text:p text:style-name="P10"><text:span text:style-name="T6">print</text:span>(<text:span text:style-name="T8">"Number is not divisiavle by zero"</text:span>);</text:p>
      <text:p text:style-name="P10">}</text:p>
      <text:p text:style-name="P7"><text:s text:c="3"/></text:p>
      <text:p text:style-name="P7"/>
      <text:p text:style-name="P7"/>
      <text:p text:style-name="P5">Answer to the question no : 7</text:p>
      <text:p text:style-name="P5"/>
      <text:p text:style-name="P7">method overrding ta hlo polymorphisom er ekta prokar ved. Muloto ekti method ke bar bar change krar jnno eta use kra hoy. Jemon ekta project er payment option ta bananor jnno amra eta use krte pari jemon ku jdi cash on delivery krte chay tbe cash in hbe othoba keu jdi online payment korte chay tbe online hobe. Eiromo<text:span text:style-name="T10">k.</text:span></text:p>
      <text:p text:style-name="P7"/>
      <text:p text:style-name="P7"/>
      <text:p text:style-name="P7"><text:soft-page-break/></text:p>
      <text:p text:style-name="P12"><text:span text:style-name="T1">class</text:span> <text:span text:style-name="T5">project</text:span> {</text:p>
      <text:p text:style-name="P10"><text:span text:style-name="T1">void</text:span> <text:span text:style-name="T6">payment</text:span>() {}</text:p>
      <text:p text:style-name="P10">}</text:p>
      <text:p text:style-name="P18"/>
      <text:p text:style-name="P10"><text:span text:style-name="T1">class</text:span> <text:span text:style-name="T5">online</text:span> <text:span text:style-name="T1">implements</text:span> <text:span text:style-name="T5">project</text:span> {</text:p>
      <text:p text:style-name="P10"><text:span text:style-name="T7">@override</text:span></text:p>
      <text:p text:style-name="P10"><text:span text:style-name="T1">void</text:span> <text:span text:style-name="T6">payment</text:span>() {</text:p>
      <text:p text:style-name="P10"><text:span text:style-name="T6">print</text:span>(<text:span text:style-name="T8">"Payment : Bkash"</text:span>);</text:p>
      <text:p text:style-name="P17">// TODO: implement payment</text:p>
      <text:p text:style-name="P10">}</text:p>
      <text:p text:style-name="P10">}</text:p>
      <text:p text:style-name="P18"/>
      <text:p text:style-name="P10"><text:span text:style-name="T1">class</text:span> <text:span text:style-name="T5">ofline</text:span> <text:span text:style-name="T1">implements</text:span> <text:span text:style-name="T5">project</text:span> {</text:p>
      <text:p text:style-name="P10"><text:span text:style-name="T7">@override</text:span></text:p>
      <text:p text:style-name="P10"><text:span text:style-name="T1">void</text:span> <text:span text:style-name="T6">payment</text:span>() {</text:p>
      <text:p text:style-name="P10"><text:span text:style-name="T6">print</text:span>(<text:span text:style-name="T8">"Payment : Cash on deliver"</text:span>);</text:p>
      <text:p text:style-name="P10">}</text:p>
      <text:p text:style-name="P10">}</text:p>
      <text:p text:style-name="P18"/>
      <text:p text:style-name="P10"><text:span text:style-name="T1">void</text:span> <text:span text:style-name="T6">main</text:span>(<text:span text:style-name="T5">List</text:span>&lt;<text:span text:style-name="T5">String</text:span>&gt; <text:span text:style-name="T7">args</text:span>) {</text:p>
      <text:p text:style-name="P10"><text:span text:style-name="T5">online</text:span> <text:span text:style-name="T7">Online</text:span> = <text:span text:style-name="T1">new</text:span> <text:span text:style-name="T5">online</text:span>();</text:p>
      <text:p text:style-name="P10"><text:span text:style-name="T7">Online</text:span>.<text:span text:style-name="T6">payment</text:span>();</text:p>
      <text:p text:style-name="P10"><text:span text:style-name="T5">ofline</text:span> <text:span text:style-name="T7">Ofline</text:span> = <text:span text:style-name="T1">new</text:span> <text:span text:style-name="T5">ofline</text:span>();</text:p>
      <text:p text:style-name="P10"><text:span text:style-name="T7">Ofline</text:span>.<text:span text:style-name="T6">payment</text:span>();</text:p>
      <text:p text:style-name="P10">}</text:p>
      <text:p text:style-name="P10"/>
      <text:p text:style-name="P7"><text:s text:c="4"/></text:p>
      <text:p text:style-name="P7"/>
      <text:p text:style-name="P6"><text:s text:c="6"/><text:span text:style-name="T10">Answer to the question no : 8</text:span></text:p>
      <text:p text:style-name="P8"/>
      <text:p text:style-name="P8"/>
      <text:p text:style-name="P26">Muloto <text:s text:c="3"/><text:span text:style-name="T12">conditional logic ke choto krar jnno ei ternary use kra hoy.</text:span></text:p>
      <text:p text:style-name="P26"/>
      <text:p text:style-name="P27">Int num = 20;</text:p>
      <text:p text:style-name="P27"><text:soft-page-break/>(num%2==0) ? print(“Even”) : print (“Odd”);</text:p>
      <text:p text:style-name="P27"/>
      <text:p text:style-name="P27"/>
      <text:p text:style-name="P27"/>
      <text:p text:style-name="P27"/>
      <text:p text:style-name="P28">Answer to the question no : 9 </text:p>
      <text:p text:style-name="P28"/>
      <text:p text:style-name="P30">asynchronous programming muloto boro kaj ke khub shundor kre complete krarar jnno et ause hoy.</text:p>
      <text:p text:style-name="P30">Jemon amra ekta site theke chobi nibo thn chobi ta display krbo and sahte etar naam o print krbo.</text:p>
      <text:p text:style-name="P30">Jdi chobi ta aste <text:s/>late kore tkhn jeno onno kaaj ta nah theme thake tar jnno muloto ei ta use hoy</text:p>
      <text:p text:style-name="P30"/>
      <text:p text:style-name="P30">async hlo muloto eta asyncfunction and awit thake jei kaaj ta hote late hbe</text:p>
      <text:p text:style-name="P30"/>
      <text:p text:style-name="P30"/>
      <text:p text:style-name="P30"/>
      <text:p text:style-name="P30"/>
      <text:p text:style-name="P28">Answer to the question no : 10</text:p>
      <text:p text:style-name="P28"/>
      <text:p text:style-name="P31">gettter and setter muloto use hoy ekta private element a<text:span text:style-name="T13">acces krar jnno muloto eta use kora hoy. Etar maddhome amra onno class theke private element ei class a use krte pari.</text:span></text:p>
      <text:p text:style-name="P31"/>
      <text:p text:style-name="P31"/>
      <text:p text:style-name="P31"/>
      <text:p text:style-name="P31"/>
      <text:p text:style-name="P29"><text:span text:style-name="T13">Answer to the question no : 11</text:span></text:p>
      <text:p text:style-name="P29"/>
      <text:p text:style-name="P31"><text:span text:style-name="T13">Muloto kno variable null kina ta cheack krar jnno eita use kora hoy flutter a muloto 3 rokom operator ase </text:span></text:p>
      <text:p text:style-name="P31">?<text:line-break/>??</text:p>
      <text:p text:style-name="P31">??<text:span text:style-name="T13">=</text:span> <text:s text:c="2"/></text:p>
      <text:p text:style-name="P21"><text:soft-page-break/><text:span text:style-name="T3">A</text:span><text:span text:style-name="T2">nswer to the question no : 12</text:span></text:p>
      <text:p text:style-name="P21"><text:span text:style-name="T2"/></text:p>
      <text:p text:style-name="P14"><text:span text:style-name="T1">import</text:span> <text:span text:style-name="T8">'dart:io'</text:span>;</text:p>
      <text:p text:style-name="P18"/>
      <text:p text:style-name="P10"><text:span text:style-name="T1">void</text:span> <text:span text:style-name="T6">main</text:span>(<text:span text:style-name="T5">List</text:span>&lt;<text:span text:style-name="T5">String</text:span>&gt; <text:span text:style-name="T7">args</text:span>) {</text:p>
      <text:p text:style-name="P10"><text:span text:style-name="T5">String</text:span>? <text:span text:style-name="T7">num</text:span> = <text:span text:style-name="T7">stdin</text:span>.<text:span text:style-name="T6">readLineSync</text:span>();</text:p>
      <text:p text:style-name="P10"><text:span text:style-name="T5">int</text:span> <text:span text:style-name="T7">number</text:span> = <text:span text:style-name="T5">int</text:span>.<text:span text:style-name="T6">parse</text:span>(<text:span text:style-name="T7">num</text:span>!);</text:p>
      <text:p text:style-name="P10"><text:span text:style-name="T9">if</text:span> (<text:span text:style-name="T7">number</text:span> % <text:span text:style-name="T11">2</text:span> == <text:span text:style-name="T11">0</text:span>) {</text:p>
      <text:p text:style-name="P10"><text:span text:style-name="T6">print</text:span>(<text:span text:style-name="T8">"Even"</text:span>);</text:p>
      <text:p text:style-name="P10">} <text:span text:style-name="T9">else</text:span> {</text:p>
      <text:p text:style-name="P10"><text:span text:style-name="T6">print</text:span>(<text:span text:style-name="T8">"odd"</text:span>);</text:p>
      <text:p text:style-name="P10">}</text:p>
      <text:p text:style-name="P10">}</text:p>
      <text:p text:style-name="P10"/>
      <text:p text:style-name="P22"><text:span text:style-name="T2"/></text:p>
      <text:p text:style-name="P23"><text:span text:style-name="T3">A</text:span><text:span text:style-name="T2">nswer to the quesstion no : 13</text:span></text:p>
      <text:p text:style-name="P23"><text:span text:style-name="T2"/></text:p>
      <text:p text:style-name="P23"><text:span text:style-name="T2"/></text:p>
      <text:p text:style-name="P15"><text:span text:style-name="T1">void</text:span> <text:span text:style-name="T6">main</text:span>(<text:span text:style-name="T5">List</text:span>&lt;<text:span text:style-name="T5">String</text:span>&gt; <text:span text:style-name="T7">args</text:span>) {</text:p>
      <text:p text:style-name="P15"><text:span text:style-name="T2"/></text:p>
      <text:p text:style-name="P15"><text:span text:style-name="T2"/></text:p>
      <text:p text:style-name="P15"><text:span text:style-name="T1">var</text:span> <text:span text:style-name="T7">lis</text:span> = [<text:span text:style-name="T11">29</text:span>, <text:span text:style-name="T11">76</text:span>, <text:span text:style-name="T11">12</text:span>, <text:span text:style-name="T11">32</text:span>];</text:p>
      <text:p text:style-name="P18"/>
      <text:p text:style-name="P10"><text:span text:style-name="T1">var</text:span> <text:span text:style-name="T7">large</text:span> = <text:span text:style-name="T7">lis</text:span>[<text:span text:style-name="T11">0</text:span>];</text:p>
      <text:p text:style-name="P18"/>
      <text:p text:style-name="P10"><text:span text:style-name="T9">for</text:span> (<text:span text:style-name="T1">var</text:span> <text:span text:style-name="T7">i</text:span> = <text:span text:style-name="T11">0</text:span>; <text:span text:style-name="T7">i</text:span> &lt; <text:span text:style-name="T7">lis</text:span>.<text:span text:style-name="T7">length</text:span>; <text:span text:style-name="T7">i</text:span>++) {</text:p>
      <text:p text:style-name="P17">// Checking for largest value in the list</text:p>
      <text:p text:style-name="P10"><text:span text:style-name="T9">if</text:span> (<text:span text:style-name="T7">lis</text:span>[<text:span text:style-name="T7">i</text:span>] &gt; <text:span text:style-name="T7">large</text:span>) {</text:p>
      <text:p text:style-name="P10"><text:span text:style-name="T7">large</text:span> = <text:span text:style-name="T7">lis</text:span>[<text:span text:style-name="T7">i</text:span>];</text:p>
      <text:p text:style-name="P10"><text:span text:style-name="T6">print</text:span>(<text:span text:style-name="T7">large</text:span>);</text:p>
      <text:p text:style-name="P10">}</text:p>
      <text:p text:style-name="P10">}</text:p>
      <text:p text:style-name="P10">}</text:p>
      <text:p text:style-name="P24"><text:span text:style-name="T2"/></text:p>
      <text:p text:style-name="P20"><text:span text:style-name="T4"/></text:p>
      <text:p text:style-name="P23"><text:soft-page-break/><text:span text:style-name="T3">A</text:span><text:span text:style-name="T2">nswer to the quesstion no :14</text:span></text:p>
      <text:p text:style-name="P23"><text:span text:style-name="T2"/></text:p>
      <text:p text:style-name="P25"><text:span text:style-name="T2">Higer order function muloto eta parametter hisabe function ney othoba ekta function rethurn kore</text:span></text:p>
      <text:p text:style-name="P25"><text:span text:style-name="T2"/></text:p>
      <text:p text:style-name="P25"><text:span text:style-name="T2"/></text:p>
      <text:p text:style-name="P25"><text:span text:style-name="T2"/></text:p>
      <text:p text:style-name="P25"><text:span text:style-name="T2"/></text:p>
      <text:p text:style-name="P16"><text:span text:style-name="T1">void</text:span> <text:span text:style-name="T6">main</text:span>(<text:span text:style-name="T5">List</text:span>&lt;<text:span text:style-name="T5">String</text:span>&gt; <text:span text:style-name="T7">args</text:span>) {</text:p>
      <text:p text:style-name="P17">// MyFunction(addtwoNumber(10, 20));</text:p>
      <text:p text:style-name="P10"><text:span text:style-name="T6">addtwoNumber</text:span>(<text:span text:style-name="T11">20</text:span>, <text:span text:style-name="T11">30</text:span>)();</text:p>
      <text:p text:style-name="P10">mainFunction();</text:p>
      <text:p text:style-name="P10">}</text:p>
      <text:p text:style-name="P18"/>
      <text:p text:style-name="P10"><text:span text:style-name="T6">MyFunction</text:span>(<text:span text:style-name="T5">Function</text:span> <text:span text:style-name="T7">function</text:span>) {</text:p>
      <text:p text:style-name="P10"><text:span text:style-name="T7">function</text:span>();</text:p>
      <text:p text:style-name="P10">}</text:p>
      <text:p text:style-name="P18"/>
      <text:p text:style-name="P10"><text:span text:style-name="T6">addtwoNumber</text:span>(<text:span text:style-name="T1">var</text:span> <text:span text:style-name="T7">a</text:span>, <text:span text:style-name="T1">var</text:span> <text:span text:style-name="T7">b</text:span>) {</text:p>
      <text:p text:style-name="P10"><text:span text:style-name="T6">print</text:span>(<text:span text:style-name="T7">a</text:span> + <text:span text:style-name="T7">b</text:span>);</text:p>
      <text:p text:style-name="P18"/>
      <text:p text:style-name="P10">addtwoNumber1(<text:span text:style-name="T11">20</text:span>, <text:span text:style-name="T11">30</text:span>)();</text:p>
      <text:p text:style-name="P10">}</text:p>
      <text:p text:style-name="P10"/>
      <text:p text:style-name="P25"><text:span text:style-name="T2"/></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1"><text:soft-page-break/></text:p>
      <text:p text:style-name="P11"/>
      <text:p text:style-name="P13"/>
      <text:p text:style-name="P13"/>
      <text:p text:style-name="P13"/>
      <text:p text:style-name="P13"/>
      <text:p text:style-name="P9"/>
      <text:p text:style-name="P9"/>
      <text:p text:style-name="P9"/>
      <text:p text:style-name="P9"/>
      <text:p text:style-name="P9"/>
      <text:p text:style-name="P9"/>
      <text:p text:style-name="P9"/>
      <text:p text:style-name="P9"><text:span text:style-name="T10"><text:s/></text:span></text:p>
      <text:p text:style-name="P7"/>
      <text:p text:style-name="P7"/>
      <text:p text:style-name="P7"/>
      <text:p text:style-name="P7"/>
      <text:p text:style-name="P7"/>
      <text:p text:style-name="P7"/>
      <text:p text:style-name="P5"><text:s/></text:p>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i-monospace" svg:font-family="ui-monospace, SFMono-Regular, 'SF Mono', Menlo, Consolas, 'Liberation Mono', monospace"/>
    <style:font-face style:name="verdana" svg:font-family="verdana, 'Droid Sans Mono', monospace, monospac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2T21:48:44.892818646</meta:creation-date>
    <dc:date>2022-08-12T23:19:45.121661251</dc:date>
    <meta:editing-duration>PT7M27S</meta:editing-duration>
    <meta:editing-cycles>1</meta:editing-cycles>
    <meta:document-statistic meta:table-count="0" meta:image-count="0" meta:object-count="0" meta:page-count="7" meta:paragraph-count="126" meta:word-count="643" meta:character-count="3601" meta:non-whitespace-character-count="3055"/>
    <meta:generator>LibreOffice/6.0.7.3$Linux_X86_64 LibreOffice_project/00m0$Build-3</meta:generator>
  </office:meta>
</office:document-meta>
</file>